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Heading A</text:p>
          </table:table-cell>
          <table:table-cell office:value-type="string">
            <text:p>Heading B</text:p>
          </table:table-cell>
          <table:table-cell office:value-type="string">
            <text:p>Heading C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bb</text:p>
          </table:table-cell>
          <table:table-cell office:value-type="string">
            <text:p>cc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21/12/2020</text:date>, <text:time>09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Bye</meta:initial-creator>
    <meta:creation-date>2020-12-21T09:38:24</meta:creation-date>
    <dc:date>2020-12-21T09:38:50</dc:date>
    <dc:creator>Paul Bye</dc:creator>
    <meta:editing-duration>PT27S</meta:editing-duration>
    <meta:editing-cycles>1</meta:editing-cycles>
    <meta:document-statistic meta:table-count="3" meta:cell-count="12" meta:object-count="0"/>
    <meta:generator>OpenOffice/4.1.8$Unix OpenOffice.org_project/418m3$Build-9803</meta:generator>
  </office:meta>
</office:document-meta>
</file>